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0733521946486245">
            <text:p>0.40733521946486245</text:p>
          </table:table-cell>
          <table:table-cell office:value-type="float" office:value="0.3948171797924093">
            <text:p>0.3948171797924093</text:p>
          </table:table-cell>
          <table:table-cell office:value-type="float" office:value="0.34025948974763676">
            <text:p>0.34025948974763676</text:p>
          </table:table-cell>
          <table:table-cell office:value-type="float" office:value="0.3271464147477874">
            <text:p>0.3271464147477874</text:p>
          </table:table-cell>
          <table:table-cell office:value-type="float" office:value="0.29079170088696277">
            <text:p>0.29079170088696277</text:p>
          </table:table-cell>
          <table:table-cell office:value-type="float" office:value="0.3009042913653895">
            <text:p>0.3009042913653895</text:p>
          </table:table-cell>
          <table:table-cell office:value-type="float" office:value="0.35112294884600187">
            <text:p>0.35112294884600187</text:p>
          </table:table-cell>
          <table:table-cell office:value-type="float" office:value="0.20716337209791483">
            <text:p>0.20716337209791483</text:p>
          </table:table-cell>
          <table:table-cell office:value-type="float" office:value="0.22426585374283142">
            <text:p>0.22426585374283142</text:p>
          </table:table-cell>
          <table:table-cell office:value-type="float" office:value="0.24689280494894006">
            <text:p>0.24689280494894006</text:p>
          </table:table-cell>
          <table:table-cell office:value-type="float" office:value="0.2326370801217815">
            <text:p>0.2326370801217815</text:p>
          </table:table-cell>
          <table:table-cell office:value-type="float" office:value="0.23294751446754675">
            <text:p>0.23294751446754675</text:p>
          </table:table-cell>
          <table:table-cell office:value-type="float" office:value="0.24074067023828716">
            <text:p>0.24074067023828716</text:p>
          </table:table-cell>
          <table:table-cell office:value-type="float" office:value="0.24067713844366587">
            <text:p>0.24067713844366587</text:p>
          </table:table-cell>
          <table:table-cell office:value-type="float" office:value="0.23437492440140872">
            <text:p>0.23437492440140872</text:p>
          </table:table-cell>
          <table:table-cell office:value-type="float" office:value="0.24049970938110185">
            <text:p>0.24049970938110185</text:p>
          </table:table-cell>
          <table:table-cell office:value-type="float" office:value="0.2472212402060685">
            <text:p>0.2472212402060685</text:p>
          </table:table-cell>
          <table:table-cell office:value-type="float" office:value="0.2747590754556551">
            <text:p>0.2747590754556551</text:p>
          </table:table-cell>
          <table:table-cell office:value-type="float" office:value="0.2555145126525642">
            <text:p>0.2555145126525642</text:p>
          </table:table-cell>
          <table:table-cell office:value-type="float" office:value="0.25110633069549204">
            <text:p>0.25110633069549204</text:p>
          </table:table-cell>
          <table:table-cell office:value-type="float" office:value="0.2563582799540747">
            <text:p>0.2563582799540747</text:p>
          </table:table-cell>
          <table:table-cell office:value-type="float" office:value="0.24472716164311653">
            <text:p>0.24472716164311653</text:p>
          </table:table-cell>
          <table:table-cell office:value-type="float" office:value="0.38495045511694753">
            <text:p>0.38495045511694753</text:p>
          </table:table-cell>
          <table:table-cell office:value-type="float" office:value="0.39215372004209137">
            <text:p>0.392153720042091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5974307417208822">
            <text:p>0.5974307417208822</text:p>
          </table:table-cell>
          <table:table-cell office:value-type="float" office:value="0.57627460185725">
            <text:p>0.57627460185725</text:p>
          </table:table-cell>
          <table:table-cell office:value-type="float" office:value="0.5185594365338877">
            <text:p>0.5185594365338877</text:p>
          </table:table-cell>
          <table:table-cell office:value-type="float" office:value="0.4997029940269545">
            <text:p>0.4997029940269545</text:p>
          </table:table-cell>
          <table:table-cell office:value-type="float" office:value="0.46081373456510605">
            <text:p>0.46081373456510605</text:p>
          </table:table-cell>
          <table:table-cell office:value-type="float" office:value="0.4698251490742531">
            <text:p>0.4698251490742531</text:p>
          </table:table-cell>
          <table:table-cell office:value-type="float" office:value="0.5341743604002227">
            <text:p>0.5341743604002227</text:p>
          </table:table-cell>
          <table:table-cell office:value-type="float" office:value="0.4221427632004859">
            <text:p>0.4221427632004859</text:p>
          </table:table-cell>
          <table:table-cell office:value-type="float" office:value="0.4685173486137429">
            <text:p>0.4685173486137429</text:p>
          </table:table-cell>
          <table:table-cell office:value-type="float" office:value="0.5053137629984703">
            <text:p>0.5053137629984703</text:p>
          </table:table-cell>
          <table:table-cell office:value-type="float" office:value="0.49746773276480616">
            <text:p>0.49746773276480616</text:p>
          </table:table-cell>
          <table:table-cell office:value-type="float" office:value="0.5004099670274784">
            <text:p>0.5004099670274784</text:p>
          </table:table-cell>
          <table:table-cell office:value-type="float" office:value="0.509041746345701">
            <text:p>0.509041746345701</text:p>
          </table:table-cell>
          <table:table-cell office:value-type="float" office:value="0.5064475865075587">
            <text:p>0.5064475865075587</text:p>
          </table:table-cell>
          <table:table-cell office:value-type="float" office:value="0.4968899962836676">
            <text:p>0.4968899962836676</text:p>
          </table:table-cell>
          <table:table-cell office:value-type="float" office:value="0.5012542385282821">
            <text:p>0.5012542385282821</text:p>
          </table:table-cell>
          <table:table-cell office:value-type="float" office:value="0.5117550713077756">
            <text:p>0.5117550713077756</text:p>
          </table:table-cell>
          <table:table-cell office:value-type="float" office:value="0.5510638736804829">
            <text:p>0.5510638736804829</text:p>
          </table:table-cell>
          <table:table-cell office:value-type="float" office:value="0.5384414664049999">
            <text:p>0.5384414664049999</text:p>
          </table:table-cell>
          <table:table-cell office:value-type="float" office:value="0.5308292929283043">
            <text:p>0.5308292929283043</text:p>
          </table:table-cell>
          <table:table-cell office:value-type="float" office:value="0.5273147754270323">
            <text:p>0.5273147754270323</text:p>
          </table:table-cell>
          <table:table-cell office:value-type="float" office:value="0.5037912837448889">
            <text:p>0.5037912837448889</text:p>
          </table:table-cell>
          <table:table-cell office:value-type="float" office:value="0.6257588353223777">
            <text:p>0.6257588353223777</text:p>
          </table:table-cell>
          <table:table-cell office:value-type="float" office:value="0.6060999028963372">
            <text:p>0.606099902896337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5736810376497">
            <text:p>0.475736810376497</text:p>
          </table:table-cell>
          <table:table-cell office:value-type="float" office:value="0.4541189301450545">
            <text:p>0.4541189301450545</text:p>
          </table:table-cell>
          <table:table-cell office:value-type="float" office:value="0.44621697011963257">
            <text:p>0.44621697011963257</text:p>
          </table:table-cell>
          <table:table-cell office:value-type="float" office:value="0.4318435051047109">
            <text:p>0.4318435051047109</text:p>
          </table:table-cell>
          <table:table-cell office:value-type="float" office:value="0.4255005011997535">
            <text:p>0.4255005011997535</text:p>
          </table:table-cell>
          <table:table-cell office:value-type="float" office:value="0.4227446764592691">
            <text:p>0.4227446764592691</text:p>
          </table:table-cell>
          <table:table-cell office:value-type="float" office:value="0.4581080797391735">
            <text:p>0.4581080797391735</text:p>
          </table:table-cell>
          <table:table-cell office:value-type="float" office:value="0.5380116722690467">
            <text:p>0.5380116722690467</text:p>
          </table:table-cell>
          <table:table-cell office:value-type="float" office:value="0.6112686175904869">
            <text:p>0.6112686175904869</text:p>
          </table:table-cell>
          <table:table-cell office:value-type="float" office:value="0.6467293961366773">
            <text:p>0.6467293961366773</text:p>
          </table:table-cell>
          <table:table-cell office:value-type="float" office:value="0.6627704244849971">
            <text:p>0.6627704244849971</text:p>
          </table:table-cell>
          <table:table-cell office:value-type="float" office:value="0.6693568189626763">
            <text:p>0.6693568189626763</text:p>
          </table:table-cell>
          <table:table-cell office:value-type="float" office:value="0.6714555748242033">
            <text:p>0.6714555748242033</text:p>
          </table:table-cell>
          <table:table-cell office:value-type="float" office:value="0.6651223750760653">
            <text:p>0.6651223750760653</text:p>
          </table:table-cell>
          <table:table-cell office:value-type="float" office:value="0.6569754063161183">
            <text:p>0.6569754063161183</text:p>
          </table:table-cell>
          <table:table-cell office:value-type="float" office:value="0.6525694372781407">
            <text:p>0.6525694372781407</text:p>
          </table:table-cell>
          <table:table-cell office:value-type="float" office:value="0.6620275930303579">
            <text:p>0.6620275930303579</text:p>
          </table:table-cell>
          <table:table-cell office:value-type="float" office:value="0.6914858479526305">
            <text:p>0.6914858479526305</text:p>
          </table:table-cell>
          <table:table-cell office:value-type="float" office:value="0.7080585852329866">
            <text:p>0.7080585852329866</text:p>
          </table:table-cell>
          <table:table-cell office:value-type="float" office:value="0.7000402127435703">
            <text:p>0.7000402127435703</text:p>
          </table:table-cell>
          <table:table-cell office:value-type="float" office:value="0.6781010798007719">
            <text:p>0.6781010798007719</text:p>
          </table:table-cell>
          <table:table-cell office:value-type="float" office:value="0.6483389912030486">
            <text:p>0.6483389912030486</text:p>
          </table:table-cell>
          <table:table-cell office:value-type="float" office:value="0.6026518107910591">
            <text:p>0.6026518107910591</text:p>
          </table:table-cell>
          <table:table-cell office:value-type="float" office:value="0.5354259448900993">
            <text:p>0.53542594489009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48566425015493697">
            <text:p>0.48566425015493697</text:p>
          </table:table-cell>
          <table:table-cell office:value-type="float" office:value="0.469586873539935">
            <text:p>0.469586873539935</text:p>
          </table:table-cell>
          <table:table-cell office:value-type="float" office:value="0.41372814297056487">
            <text:p>0.41372814297056487</text:p>
          </table:table-cell>
          <table:table-cell office:value-type="float" office:value="0.39824850823070806">
            <text:p>0.39824850823070806</text:p>
          </table:table-cell>
          <table:table-cell office:value-type="float" office:value="0.36084943257844293">
            <text:p>0.36084943257844293</text:p>
          </table:table-cell>
          <table:table-cell office:value-type="float" office:value="0.37050828250964807">
            <text:p>0.37050828250964807</text:p>
          </table:table-cell>
          <table:table-cell office:value-type="float" office:value="0.4265494473943533">
            <text:p>0.4265494473943533</text:p>
          </table:table-cell>
          <table:table-cell office:value-type="float" office:value="0.2957458232969908">
            <text:p>0.2957458232969908</text:p>
          </table:table-cell>
          <table:table-cell office:value-type="float" office:value="0.3249099015919604">
            <text:p>0.3249099015919604</text:p>
          </table:table-cell>
          <table:table-cell office:value-type="float" office:value="0.35337539282788244">
            <text:p>0.35337539282788244</text:p>
          </table:table-cell>
          <table:table-cell office:value-type="float" office:value="0.3417607884151828">
            <text:p>0.3417607884151828</text:p>
          </table:table-cell>
          <table:table-cell office:value-type="float" office:value="0.3431556582806019">
            <text:p>0.3431556582806019</text:p>
          </table:table-cell>
          <table:table-cell office:value-type="float" office:value="0.35129436963733685">
            <text:p>0.35129436963733685</text:p>
          </table:table-cell>
          <table:table-cell office:value-type="float" office:value="0.3501880902843637">
            <text:p>0.3501880902843637</text:p>
          </table:table-cell>
          <table:table-cell office:value-type="float" office:value="0.342544495562474">
            <text:p>0.342544495562474</text:p>
          </table:table-cell>
          <table:table-cell office:value-type="float" office:value="0.347943847326852">
            <text:p>0.347943847326852</text:p>
          </table:table-cell>
          <table:table-cell office:value-type="float" office:value="0.3562226429167651">
            <text:p>0.3562226429167651</text:p>
          </table:table-cell>
          <table:table-cell office:value-type="float" office:value="0.3886107157421576">
            <text:p>0.3886107157421576</text:p>
          </table:table-cell>
          <table:table-cell office:value-type="float" office:value="0.37209481807226213">
            <text:p>0.37209481807226213</text:p>
          </table:table-cell>
          <table:table-cell office:value-type="float" office:value="0.366366428531693">
            <text:p>0.366366428531693</text:p>
          </table:table-cell>
          <table:table-cell office:value-type="float" office:value="0.36800614728780545">
            <text:p>0.36800614728780545</text:p>
          </table:table-cell>
          <table:table-cell office:value-type="float" office:value="0.3514747658474772">
            <text:p>0.3514747658474772</text:p>
          </table:table-cell>
          <table:table-cell office:value-type="float" office:value="0.48417576447554783">
            <text:p>0.48417576447554783</text:p>
          </table:table-cell>
          <table:table-cell office:value-type="float" office:value="0.48031043685441366">
            <text:p>0.4803104368544136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46956583945867">
            <text:p>0.4146956583945867</text:p>
          </table:table-cell>
          <table:table-cell office:value-type="float" office:value="0.39585153937722733">
            <text:p>0.39585153937722733</text:p>
          </table:table-cell>
          <table:table-cell office:value-type="float" office:value="0.38896346924291025">
            <text:p>0.38896346924291025</text:p>
          </table:table-cell>
          <table:table-cell office:value-type="float" office:value="0.37643424424336197">
            <text:p>0.37643424424336197</text:p>
          </table:table-cell>
          <table:table-cell office:value-type="float" office:value="0.3709051026608884">
            <text:p>0.3709051026608884</text:p>
          </table:table-cell>
          <table:table-cell office:value-type="float" office:value="0.3685028740961688">
            <text:p>0.3685028740961688</text:p>
          </table:table-cell>
          <table:table-cell office:value-type="float" office:value="0.3993288465380051">
            <text:p>0.3993288465380051</text:p>
          </table:table-cell>
          <table:table-cell office:value-type="float" office:value="0.46898011629374453">
            <text:p>0.46898011629374453</text:p>
          </table:table-cell>
          <table:table-cell office:value-type="float" office:value="0.5328375612284956">
            <text:p>0.5328375612284956</text:p>
          </table:table-cell>
          <table:table-cell office:value-type="float" office:value="0.5637484148468216">
            <text:p>0.5637484148468216</text:p>
          </table:table-cell>
          <table:table-cell office:value-type="float" office:value="0.577731240365343">
            <text:p>0.577731240365343</text:p>
          </table:table-cell>
          <table:table-cell office:value-type="float" office:value="0.5834725434026388">
            <text:p>0.5834725434026388</text:p>
          </table:table-cell>
          <table:table-cell office:value-type="float" office:value="0.5853020107148615">
            <text:p>0.5853020107148615</text:p>
          </table:table-cell>
          <table:table-cell office:value-type="float" office:value="0.5797814153309977">
            <text:p>0.5797814153309977</text:p>
          </table:table-cell>
          <table:table-cell office:value-type="float" office:value="0.5726797732042248">
            <text:p>0.5726797732042248</text:p>
          </table:table-cell>
          <table:table-cell office:value-type="float" office:value="0.5688391281433056">
            <text:p>0.5688391281433056</text:p>
          </table:table-cell>
          <table:table-cell office:value-type="float" office:value="0.577083720618207">
            <text:p>0.577083720618207</text:p>
          </table:table-cell>
          <table:table-cell office:value-type="float" office:value="0.6027622263669637">
            <text:p>0.6027622263669637</text:p>
          </table:table-cell>
          <table:table-cell office:value-type="float" office:value="0.6172085379576913">
            <text:p>0.6172085379576913</text:p>
          </table:table-cell>
          <table:table-cell office:value-type="float" office:value="0.6102189920864761">
            <text:p>0.6102189920864761</text:p>
          </table:table-cell>
          <table:table-cell office:value-type="float" office:value="0.5910948398622254">
            <text:p>0.5910948398622254</text:p>
          </table:table-cell>
          <table:table-cell office:value-type="float" office:value="0.565151484929351">
            <text:p>0.565151484929351</text:p>
          </table:table-cell>
          <table:table-cell office:value-type="float" office:value="0.5253263653508425">
            <text:p>0.5253263653508425</text:p>
          </table:table-cell>
          <table:table-cell office:value-type="float" office:value="0.46672616012627394">
            <text:p>0.4667261601262739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614718620429046">
            <text:p>0.614718620429046</text:p>
          </table:table-cell>
          <table:table-cell office:value-type="float" office:value="0.5927769048369482">
            <text:p>0.5927769048369482</text:p>
          </table:table-cell>
          <table:table-cell office:value-type="float" office:value="0.5347745888800919">
            <text:p>0.5347745888800919</text:p>
          </table:table-cell>
          <table:table-cell office:value-type="float" office:value="0.5153958266485258">
            <text:p>0.5153958266485258</text:p>
          </table:table-cell>
          <table:table-cell office:value-type="float" office:value="0.47627606771772163">
            <text:p>0.47627606771772163</text:p>
          </table:table-cell>
          <table:table-cell office:value-type="float" office:value="0.48518733785541074">
            <text:p>0.48518733785541074</text:p>
          </table:table-cell>
          <table:table-cell office:value-type="float" office:value="0.5508216257474059">
            <text:p>0.5508216257474059</text:p>
          </table:table-cell>
          <table:table-cell office:value-type="float" office:value="0.4416936584242596">
            <text:p>0.4416936584242596</text:p>
          </table:table-cell>
          <table:table-cell office:value-type="float" office:value="0.4907303401008806">
            <text:p>0.4907303401008806</text:p>
          </table:table-cell>
          <table:table-cell office:value-type="float" office:value="0.5288153695875553">
            <text:p>0.5288153695875553</text:p>
          </table:table-cell>
          <table:table-cell office:value-type="float" office:value="0.5215522569385549">
            <text:p>0.5215522569385549</text:p>
          </table:table-cell>
          <table:table-cell office:value-type="float" office:value="0.5247338352804976">
            <text:p>0.5247338352804976</text:p>
          </table:table-cell>
          <table:table-cell office:value-type="float" office:value="0.5334418816354091">
            <text:p>0.5334418816354091</text:p>
          </table:table-cell>
          <table:table-cell office:value-type="float" office:value="0.5306175786031889">
            <text:p>0.5306175786031889</text:p>
          </table:table-cell>
          <table:table-cell office:value-type="float" office:value="0.5207639343328393">
            <text:p>0.5207639343328393</text:p>
          </table:table-cell>
          <table:table-cell office:value-type="float" office:value="0.5249680673391971">
            <text:p>0.5249680673391971</text:p>
          </table:table-cell>
          <table:table-cell office:value-type="float" office:value="0.5358126016063228">
            <text:p>0.5358126016063228</text:p>
          </table:table-cell>
          <table:table-cell office:value-type="float" office:value="0.5761918923813188">
            <text:p>0.5761918923813188</text:p>
          </table:table-cell>
          <table:table-cell office:value-type="float" office:value="0.5641717245494026">
            <text:p>0.5641717245494026</text:p>
          </table:table-cell>
          <table:table-cell office:value-type="float" office:value="0.5562681701074111">
            <text:p>0.5562681701074111</text:p>
          </table:table-cell>
          <table:table-cell office:value-type="float" office:value="0.551956402822215">
            <text:p>0.551956402822215</text:p>
          </table:table-cell>
          <table:table-cell office:value-type="float" office:value="0.527351381675552">
            <text:p>0.527351381675552</text:p>
          </table:table-cell>
          <table:table-cell office:value-type="float" office:value="0.6476586992407615">
            <text:p>0.6476586992407615</text:p>
          </table:table-cell>
          <table:table-cell office:value-type="float" office:value="0.6255568349448342">
            <text:p>0.625556834944834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10622860991005">
            <text:p>0.7510622860991005</text:p>
          </table:table-cell>
          <table:table-cell office:value-type="float" office:value="0.7169333850069294">
            <text:p>0.7169333850069294</text:p>
          </table:table-cell>
          <table:table-cell office:value-type="float" office:value="0.7044582852628939">
            <text:p>0.7044582852628939</text:p>
          </table:table-cell>
          <table:table-cell office:value-type="float" office:value="0.6817663950038036">
            <text:p>0.6817663950038036</text:p>
          </table:table-cell>
          <table:table-cell office:value-type="float" office:value="0.6717524736302962">
            <text:p>0.6717524736302962</text:p>
          </table:table-cell>
          <table:table-cell office:value-type="float" office:value="0.6674017570480795">
            <text:p>0.6674017570480795</text:p>
          </table:table-cell>
          <table:table-cell office:value-type="float" office:value="0.7232311945276587">
            <text:p>0.7232311945276587</text:p>
          </table:table-cell>
          <table:table-cell office:value-type="float" office:value="0.849377781388413">
            <text:p>0.849377781388413</text:p>
          </table:table-cell>
          <table:table-cell office:value-type="float" office:value="0.9650310746078622">
            <text:p>0.9650310746078622</text:p>
          </table:table-cell>
          <table:table-cell office:value-type="float" office:value="1.0210142418147008">
            <text:p>1.0210142418147008</text:p>
          </table:table-cell>
          <table:table-cell office:value-type="float" office:value="1.0463387724372846">
            <text:p>1.0463387724372846</text:p>
          </table:table-cell>
          <table:table-cell office:value-type="float" office:value="1.0567369429922198">
            <text:p>1.0567369429922198</text:p>
          </table:table-cell>
          <table:table-cell office:value-type="float" office:value="1.0600503220306736">
            <text:p>1.0600503220306736</text:p>
          </table:table-cell>
          <table:table-cell office:value-type="float" office:value="1.050051878821299">
            <text:p>1.050051878821299</text:p>
          </table:table-cell>
          <table:table-cell office:value-type="float" office:value="1.0371899752473843">
            <text:p>1.0371899752473843</text:p>
          </table:table-cell>
          <table:table-cell office:value-type="float" office:value="1.030234118340861">
            <text:p>1.030234118340861</text:p>
          </table:table-cell>
          <table:table-cell office:value-type="float" office:value="1.0451660385257189">
            <text:p>1.0451660385257189</text:p>
          </table:table-cell>
          <table:table-cell office:value-type="float" office:value="1.0916728124474238">
            <text:p>1.0916728124474238</text:p>
          </table:table-cell>
          <table:table-cell office:value-type="float" office:value="1.1178367704956844">
            <text:p>1.1178367704956844</text:p>
          </table:table-cell>
          <table:table-cell office:value-type="float" office:value="1.1051778863367527">
            <text:p>1.1051778863367527</text:p>
          </table:table-cell>
          <table:table-cell office:value-type="float" office:value="1.0705418123907215">
            <text:p>1.0705418123907215</text:p>
          </table:table-cell>
          <table:table-cell office:value-type="float" office:value="1.0235553656543426">
            <text:p>1.0235553656543426</text:p>
          </table:table-cell>
          <table:table-cell office:value-type="float" office:value="0.9514274213430861">
            <text:p>0.9514274213430861</text:p>
          </table:table-cell>
          <table:table-cell office:value-type="float" office:value="0.8452956034402255">
            <text:p>0.84529560344022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469466412306832">
            <text:p>0.6469466412306832</text:p>
          </table:table-cell>
          <table:table-cell office:value-type="float" office:value="0.623540457305277">
            <text:p>0.623540457305277</text:p>
          </table:table-cell>
          <table:table-cell office:value-type="float" office:value="0.5650028358464744">
            <text:p>0.5650028358464744</text:p>
          </table:table-cell>
          <table:table-cell office:value-type="float" office:value="0.5446503664739233">
            <text:p>0.5446503664739233</text:p>
          </table:table-cell>
          <table:table-cell office:value-type="float" office:value="0.5051009110022269">
            <text:p>0.5051009110022269</text:p>
          </table:table-cell>
          <table:table-cell office:value-type="float" office:value="0.513825492249914">
            <text:p>0.513825492249914</text:p>
          </table:table-cell>
          <table:table-cell office:value-type="float" office:value="0.5818554167032675">
            <text:p>0.5818554167032675</text:p>
          </table:table-cell>
          <table:table-cell office:value-type="float" office:value="0.47814038902660505">
            <text:p>0.47814038902660505</text:p>
          </table:table-cell>
          <table:table-cell office:value-type="float" office:value="0.5321397439843104">
            <text:p>0.5321397439843104</text:p>
          </table:table-cell>
          <table:table-cell office:value-type="float" office:value="0.5726270065622697">
            <text:p>0.5726270065622697</text:p>
          </table:table-cell>
          <table:table-cell office:value-type="float" office:value="0.5664505674352959">
            <text:p>0.5664505674352959</text:p>
          </table:table-cell>
          <table:table-cell office:value-type="float" office:value="0.5700783304188394">
            <text:p>0.5700783304188394</text:p>
          </table:table-cell>
          <table:table-cell office:value-type="float" office:value="0.578928553595236">
            <text:p>0.578928553595236</text:p>
          </table:table-cell>
          <table:table-cell office:value-type="float" office:value="0.5756752181888714">
            <text:p>0.5756752181888714</text:p>
          </table:table-cell>
          <table:table-cell office:value-type="float" office:value="0.5652696706961117">
            <text:p>0.5652696706961117</text:p>
          </table:table-cell>
          <table:table-cell office:value-type="float" office:value="0.5691753284558405">
            <text:p>0.5691753284558405</text:p>
          </table:table-cell>
          <table:table-cell office:value-type="float" office:value="0.5806605901875622">
            <text:p>0.5806605901875622</text:p>
          </table:table-cell>
          <table:table-cell office:value-type="float" office:value="0.6230354827989262">
            <text:p>0.6230354827989262</text:p>
          </table:table-cell>
          <table:table-cell office:value-type="float" office:value="0.6121380082506945">
            <text:p>0.6121380082506945</text:p>
          </table:table-cell>
          <table:table-cell office:value-type="float" office:value="0.6036912621326607">
            <text:p>0.6036912621326607</text:p>
          </table:table-cell>
          <table:table-cell office:value-type="float" office:value="0.5978932637687909">
            <text:p>0.5978932637687909</text:p>
          </table:table-cell>
          <table:table-cell office:value-type="float" office:value="0.5712720580648121">
            <text:p>0.5712720580648121</text:p>
          </table:table-cell>
          <table:table-cell office:value-type="float" office:value="0.6884843714836726">
            <text:p>0.6884843714836726</text:p>
          </table:table-cell>
          <table:table-cell office:value-type="float" office:value="0.6618283996278338">
            <text:p>0.661828399627833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554715833403722">
            <text:p>0.3554715833403722</text:p>
          </table:table-cell>
          <table:table-cell office:value-type="float" office:value="0.34531027085331184">
            <text:p>0.34531027085331184</text:p>
          </table:table-cell>
          <table:table-cell office:value-type="float" office:value="0.29161403270902264">
            <text:p>0.29161403270902264</text:p>
          </table:table-cell>
          <table:table-cell office:value-type="float" office:value="0.28006791688307453">
            <text:p>0.28006791688307453</text:p>
          </table:table-cell>
          <table:table-cell office:value-type="float" office:value="0.24440470142911613">
            <text:p>0.24440470142911613</text:p>
          </table:table-cell>
          <table:table-cell office:value-type="float" office:value="0.25481772502191613">
            <text:p>0.25481772502191613</text:p>
          </table:table-cell>
          <table:table-cell office:value-type="float" office:value="0.3011811528044499">
            <text:p>0.3011811528044499</text:p>
          </table:table-cell>
          <table:table-cell office:value-type="float" office:value="0.14851068642659215">
            <text:p>0.14851068642659215</text:p>
          </table:table-cell>
          <table:table-cell office:value-type="float" office:value="0.15762687928141947">
            <text:p>0.15762687928141947</text:p>
          </table:table-cell>
          <table:table-cell office:value-type="float" office:value="0.17638798518168486">
            <text:p>0.17638798518168486</text:p>
          </table:table-cell>
          <table:table-cell office:value-type="float" office:value="0.16038350760053635">
            <text:p>0.16038350760053635</text:p>
          </table:table-cell>
          <table:table-cell office:value-type="float" office:value="0.15997590970849254">
            <text:p>0.15997590970849254</text:p>
          </table:table-cell>
          <table:table-cell office:value-type="float" office:value="0.1675402643691615">
            <text:p>0.1675402643691615</text:p>
          </table:table-cell>
          <table:table-cell office:value-type="float" office:value="0.16816716215677333">
            <text:p>0.16816716215677333</text:p>
          </table:table-cell>
          <table:table-cell office:value-type="float" office:value="0.1627531102538907">
            <text:p>0.1627531102538907</text:p>
          </table:table-cell>
          <table:table-cell office:value-type="float" office:value="0.16935822294835692">
            <text:p>0.16935822294835692</text:p>
          </table:table-cell>
          <table:table-cell office:value-type="float" office:value="0.17504864931043126">
            <text:p>0.17504864931043126</text:p>
          </table:table-cell>
          <table:table-cell office:value-type="float" office:value="0.1993750193531469">
            <text:p>0.1993750193531469</text:p>
          </table:table-cell>
          <table:table-cell office:value-type="float" office:value="0.17832373821935785">
            <text:p>0.17832373821935785</text:p>
          </table:table-cell>
          <table:table-cell office:value-type="float" office:value="0.1747896991581716">
            <text:p>0.1747896991581716</text:p>
          </table:table-cell>
          <table:table-cell office:value-type="float" office:value="0.18243339776852657">
            <text:p>0.18243339776852657</text:p>
          </table:table-cell>
          <table:table-cell office:value-type="float" office:value="0.1740468678511293">
            <text:p>0.1740468678511293</text:p>
          </table:table-cell>
          <table:table-cell office:value-type="float" office:value="0.31925086336179853">
            <text:p>0.31925086336179853</text:p>
          </table:table-cell>
          <table:table-cell office:value-type="float" office:value="0.3337829238966026">
            <text:p>0.333782923896602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47911806506061">
            <text:p>0.6047911806506061</text:p>
          </table:table-cell>
          <table:table-cell office:value-type="float" office:value="0.5773089614420677">
            <text:p>0.5773089614420677</text:p>
          </table:table-cell>
          <table:table-cell office:value-type="float" office:value="0.5672634160291611">
            <text:p>0.5672634160291611</text:p>
          </table:table-cell>
          <table:table-cell office:value-type="float" office:value="0.5489908235225287">
            <text:p>0.5489908235225287</text:p>
          </table:table-cell>
          <table:table-cell office:value-type="float" office:value="0.5409271363390307">
            <text:p>0.5409271363390307</text:p>
          </table:table-cell>
          <table:table-cell office:value-type="float" office:value="0.5374237318050318">
            <text:p>0.5374237318050318</text:p>
          </table:table-cell>
          <table:table-cell office:value-type="float" office:value="0.582380258092226">
            <text:p>0.582380258092226</text:p>
          </table:table-cell>
          <table:table-cell office:value-type="float" office:value="0.6839595073963155">
            <text:p>0.6839595073963155</text:p>
          </table:table-cell>
          <table:table-cell office:value-type="float" office:value="0.7770890560994071">
            <text:p>0.7770890560994071</text:p>
          </table:table-cell>
          <table:table-cell office:value-type="float" office:value="0.8221693728963503">
            <text:p>0.8221693728963503</text:p>
          </table:table-cell>
          <table:table-cell office:value-type="float" office:value="0.8425618930083691">
            <text:p>0.8425618930083691</text:p>
          </table:table-cell>
          <table:table-cell office:value-type="float" office:value="0.8509349959625706">
            <text:p>0.8509349959625706</text:p>
          </table:table-cell>
          <table:table-cell office:value-type="float" office:value="0.8536030868222739">
            <text:p>0.8536030868222739</text:p>
          </table:table-cell>
          <table:table-cell office:value-type="float" office:value="0.8455518633948904">
            <text:p>0.8455518633948904</text:p>
          </table:table-cell>
          <table:table-cell office:value-type="float" office:value="0.8351948450864837">
            <text:p>0.8351948450864837</text:p>
          </table:table-cell>
          <table:table-cell office:value-type="float" office:value="0.8295936572904858">
            <text:p>0.8295936572904858</text:p>
          </table:table-cell>
          <table:table-cell office:value-type="float" office:value="0.8416175517199141">
            <text:p>0.8416175517199141</text:p>
          </table:table-cell>
          <table:table-cell office:value-type="float" office:value="0.8790670245917916">
            <text:p>0.8790670245917916</text:p>
          </table:table-cell>
          <table:table-cell office:value-type="float" office:value="0.9001354917101269">
            <text:p>0.9001354917101269</text:p>
          </table:table-cell>
          <table:table-cell office:value-type="float" office:value="0.8899419543192899">
            <text:p>0.8899419543192899</text:p>
          </table:table-cell>
          <table:table-cell office:value-type="float" office:value="0.8620513353351817">
            <text:p>0.8620513353351817</text:p>
          </table:table-cell>
          <table:table-cell office:value-type="float" office:value="0.8242156070311234">
            <text:p>0.8242156070311234</text:p>
          </table:table-cell>
          <table:table-cell office:value-type="float" office:value="0.7661347455562728">
            <text:p>0.7661347455562728</text:p>
          </table:table-cell>
          <table:table-cell office:value-type="float" office:value="0.6806723429805212">
            <text:p>0.680672342980521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72620628486063">
            <text:p>0.4872620628486063</text:p>
          </table:table-cell>
          <table:table-cell office:value-type="float" office:value="0.4651204654648533">
            <text:p>0.4651204654648533</text:p>
          </table:table-cell>
          <table:table-cell office:value-type="float" office:value="0.45702707168376977">
            <text:p>0.45702707168376977</text:p>
          </table:table-cell>
          <table:table-cell office:value-type="float" office:value="0.4423053935190913">
            <text:p>0.4423053935190913</text:p>
          </table:table-cell>
          <table:table-cell office:value-type="float" office:value="0.43580872330149617">
            <text:p>0.43580872330149617</text:p>
          </table:table-cell>
          <table:table-cell office:value-type="float" office:value="0.4329861356467085">
            <text:p>0.4329861356467085</text:p>
          </table:table-cell>
          <table:table-cell office:value-type="float" office:value="0.46920625663729565">
            <text:p>0.46920625663729565</text:p>
          </table:table-cell>
          <table:table-cell office:value-type="float" office:value="0.5510456024182282">
            <text:p>0.5510456024182282</text:p>
          </table:table-cell>
          <table:table-cell office:value-type="float" office:value="0.6260772785819121">
            <text:p>0.6260772785819121</text:p>
          </table:table-cell>
          <table:table-cell office:value-type="float" office:value="0.6623971338627337">
            <text:p>0.6623971338627337</text:p>
          </table:table-cell>
          <table:table-cell office:value-type="float" office:value="0.6788267739341629">
            <text:p>0.6788267739341629</text:p>
          </table:table-cell>
          <table:table-cell office:value-type="float" office:value="0.6855727311313556">
            <text:p>0.6855727311313556</text:p>
          </table:table-cell>
          <table:table-cell office:value-type="float" office:value="0.6877223316840085">
            <text:p>0.6877223316840085</text:p>
          </table:table-cell>
          <table:table-cell office:value-type="float" office:value="0.6812357031398202">
            <text:p>0.6812357031398202</text:p>
          </table:table-cell>
          <table:table-cell office:value-type="float" office:value="0.672891365015566">
            <text:p>0.672891365015566</text:p>
          </table:table-cell>
          <table:table-cell office:value-type="float" office:value="0.6683786564854174">
            <text:p>0.6683786564854174</text:p>
          </table:table-cell>
          <table:table-cell office:value-type="float" office:value="0.6780659465627208">
            <text:p>0.6780659465627208</text:p>
          </table:table-cell>
          <table:table-cell office:value-type="float" office:value="0.7082378604198538">
            <text:p>0.7082378604198538</text:p>
          </table:table-cell>
          <table:table-cell office:value-type="float" office:value="0.7252120906625888">
            <text:p>0.7252120906625888</text:p>
          </table:table-cell>
          <table:table-cell office:value-type="float" office:value="0.7169994641963081">
            <text:p>0.7169994641963081</text:p>
          </table:table-cell>
          <table:table-cell office:value-type="float" office:value="0.6945288313975599">
            <text:p>0.6945288313975599</text:p>
          </table:table-cell>
          <table:table-cell office:value-type="float" office:value="0.6640457231568244">
            <text:p>0.6640457231568244</text:p>
          </table:table-cell>
          <table:table-cell office:value-type="float" office:value="0.6172517200699811">
            <text:p>0.6172517200699811</text:p>
          </table:table-cell>
          <table:table-cell office:value-type="float" office:value="0.5483972329224311">
            <text:p>0.548397232922431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3036276237462186">
            <text:p>0.23036276237462186</text:p>
          </table:table-cell>
          <table:table-cell office:value-type="float" office:value="0.21989488497228774">
            <text:p>0.21989488497228774</text:p>
          </table:table-cell>
          <table:table-cell office:value-type="float" office:value="0.2160685732387279">
            <text:p>0.2160685732387279</text:p>
          </table:table-cell>
          <table:table-cell office:value-type="float" office:value="0.20910860917138613">
            <text:p>0.20910860917138613</text:p>
          </table:table-cell>
          <table:table-cell office:value-type="float" office:value="0.2060371800336175">
            <text:p>0.2060371800336175</text:p>
          </table:table-cell>
          <table:table-cell office:value-type="float" office:value="0.20470274598102545">
            <text:p>0.20470274598102545</text:p>
          </table:table-cell>
          <table:table-cell office:value-type="float" office:value="0.22182652343284673">
            <text:p>0.22182652343284673</text:p>
          </table:table-cell>
          <table:table-cell office:value-type="float" office:value="0.2605176902657657">
            <text:p>0.2605176902657657</text:p>
          </table:table-cell>
          <table:table-cell office:value-type="float" office:value="0.2959903968532968">
            <text:p>0.2959903968532968</text:p>
          </table:table-cell>
          <table:table-cell office:value-type="float" office:value="0.31316132566032023">
            <text:p>0.31316132566032023</text:p>
          </table:table-cell>
          <table:table-cell office:value-type="float" office:value="0.32092876244689966">
            <text:p>0.32092876244689966</text:p>
          </table:table-cell>
          <table:table-cell office:value-type="float" office:value="0.32411804692704393">
            <text:p>0.32411804692704393</text:p>
          </table:table-cell>
          <table:table-cell office:value-type="float" office:value="0.3251343130373518">
            <text:p>0.3251343130373518</text:p>
          </table:table-cell>
          <table:table-cell office:value-type="float" office:value="0.3220676312989831">
            <text:p>0.3220676312989831</text:p>
          </table:table-cell>
          <table:table-cell office:value-type="float" office:value="0.31812268067168986">
            <text:p>0.31812268067168986</text:p>
          </table:table-cell>
          <table:table-cell office:value-type="float" office:value="0.31598920859976365">
            <text:p>0.31598920859976365</text:p>
          </table:table-cell>
          <table:table-cell office:value-type="float" office:value="0.32056906628268284">
            <text:p>0.32056906628268284</text:p>
          </table:table-cell>
          <table:table-cell office:value-type="float" office:value="0.33483343437574686">
            <text:p>0.33483343437574686</text:p>
          </table:table-cell>
          <table:table-cell office:value-type="float" office:value="0.3428583369200559">
            <text:p>0.3428583369200559</text:p>
          </table:table-cell>
          <table:table-cell office:value-type="float" office:value="0.3389756555800327">
            <text:p>0.3389756555800327</text:p>
          </table:table-cell>
          <table:table-cell office:value-type="float" office:value="0.32835222018766247">
            <text:p>0.32835222018766247</text:p>
          </table:table-cell>
          <table:table-cell office:value-type="float" office:value="0.3139407288044672">
            <text:p>0.3139407288044672</text:p>
          </table:table-cell>
          <table:table-cell office:value-type="float" office:value="0.2918179397848739">
            <text:p>0.2918179397848739</text:p>
          </table:table-cell>
          <table:table-cell office:value-type="float" office:value="0.25926562128819325">
            <text:p>0.2592656212881932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8076435478556">
            <text:p>0.1728076435478556</text:p>
          </table:table-cell>
          <table:table-cell office:value-type="float" office:value="0.16495511908514077">
            <text:p>0.16495511908514077</text:p>
          </table:table-cell>
          <table:table-cell office:value-type="float" office:value="0.16208479444004667">
            <text:p>0.16208479444004667</text:p>
          </table:table-cell>
          <table:table-cell office:value-type="float" office:value="0.15686374665759548">
            <text:p>0.15686374665759548</text:p>
          </table:table-cell>
          <table:table-cell office:value-type="float" office:value="0.15455970052552676">
            <text:p>0.15455970052552676</text:p>
          </table:table-cell>
          <table:table-cell office:value-type="float" office:value="0.15355866892770537">
            <text:p>0.15355866892770537</text:p>
          </table:table-cell>
          <table:table-cell office:value-type="float" office:value="0.16640414620703625">
            <text:p>0.16640414620703625</text:p>
          </table:table-cell>
          <table:table-cell office:value-type="float" office:value="0.19542849587879718">
            <text:p>0.19542849587879718</text:p>
          </table:table-cell>
          <table:table-cell office:value-type="float" office:value="0.22203850338377365">
            <text:p>0.22203850338377365</text:p>
          </table:table-cell>
          <table:table-cell office:value-type="float" office:value="0.2349193514604436">
            <text:p>0.2349193514604436</text:p>
          </table:table-cell>
          <table:table-cell office:value-type="float" office:value="0.24074612846927743">
            <text:p>0.24074612846927743</text:p>
          </table:table-cell>
          <table:table-cell office:value-type="float" office:value="0.24313858430691543">
            <text:p>0.24313858430691543</text:p>
          </table:table-cell>
          <table:table-cell office:value-type="float" office:value="0.24390094081770453">
            <text:p>0.24390094081770453</text:p>
          </table:table-cell>
          <table:table-cell office:value-type="float" office:value="0.24160045596826113">
            <text:p>0.24160045596826113</text:p>
          </table:table-cell>
          <table:table-cell office:value-type="float" office:value="0.23864113383308705">
            <text:p>0.23864113383308705</text:p>
          </table:table-cell>
          <table:table-cell office:value-type="float" office:value="0.23704070033626523">
            <text:p>0.23704070033626523</text:p>
          </table:table-cell>
          <table:table-cell office:value-type="float" office:value="0.2404763008031614">
            <text:p>0.2404763008031614</text:p>
          </table:table-cell>
          <table:table-cell office:value-type="float" office:value="0.25117677952399203">
            <text:p>0.25117677952399203</text:p>
          </table:table-cell>
          <table:table-cell office:value-type="float" office:value="0.2571966956080346">
            <text:p>0.2571966956080346</text:p>
          </table:table-cell>
          <table:table-cell office:value-type="float" office:value="0.2542840850537056">
            <text:p>0.2542840850537056</text:p>
          </table:table-cell>
          <table:table-cell office:value-type="float" office:value="0.24631486807777347">
            <text:p>0.24631486807777347</text:p>
          </table:table-cell>
          <table:table-cell office:value-type="float" office:value="0.23550402417110933">
            <text:p>0.23550402417110933</text:p>
          </table:table-cell>
          <table:table-cell office:value-type="float" office:value="0.21890851628704666">
            <text:p>0.21890851628704666</text:p>
          </table:table-cell>
          <table:table-cell office:value-type="float" office:value="0.19448925080575039">
            <text:p>0.19448925080575039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396150552652977">
            <text:p>0.13396150552652977</text:p>
          </table:table-cell>
          <table:table-cell office:value-type="float" office:value="0.12984466180512075">
            <text:p>0.12984466180512075</text:p>
          </table:table-cell>
          <table:table-cell office:value-type="float" office:value="0.11190211731793094">
            <text:p>0.11190211731793094</text:p>
          </table:table-cell>
          <table:table-cell office:value-type="float" office:value="0.10758958261648784">
            <text:p>0.10758958261648784</text:p>
          </table:table-cell>
          <table:table-cell office:value-type="float" office:value="0.0956335032767727">
            <text:p>0.0956335032767727</text:p>
          </table:table-cell>
          <table:table-cell office:value-type="float" office:value="0.09895926000127851">
            <text:p>0.09895926000127851</text:p>
          </table:table-cell>
          <table:table-cell office:value-type="float" office:value="0.11547481436572057">
            <text:p>0.11547481436572057</text:p>
          </table:table-cell>
          <table:table-cell office:value-type="float" office:value="0.06813041418968994">
            <text:p>0.06813041418968994</text:p>
          </table:table-cell>
          <table:table-cell office:value-type="float" office:value="0.07375495653199683">
            <text:p>0.07375495653199683</text:p>
          </table:table-cell>
          <table:table-cell office:value-type="float" office:value="0.08119634707276023">
            <text:p>0.08119634707276023</text:p>
          </table:table-cell>
          <table:table-cell office:value-type="float" office:value="0.0765080258352126">
            <text:p>0.0765080258352126</text:p>
          </table:table-cell>
          <table:table-cell office:value-type="float" office:value="0.07661011927162216">
            <text:p>0.07661011927162216</text:p>
          </table:table-cell>
          <table:table-cell office:value-type="float" office:value="0.07917307683081098">
            <text:p>0.07917307683081098</text:p>
          </table:table-cell>
          <table:table-cell office:value-type="float" office:value="0.07915218294673332">
            <text:p>0.07915218294673332</text:p>
          </table:table-cell>
          <table:table-cell office:value-type="float" office:value="0.07707955568322171">
            <text:p>0.07707955568322171</text:p>
          </table:table-cell>
          <table:table-cell office:value-type="float" office:value="0.07909383134046524">
            <text:p>0.07909383134046524</text:p>
          </table:table-cell>
          <table:table-cell office:value-type="float" office:value="0.08130436052067844">
            <text:p>0.08130436052067844</text:p>
          </table:table-cell>
          <table:table-cell office:value-type="float" office:value="0.09036080762540563">
            <text:p>0.09036080762540563</text:p>
          </table:table-cell>
          <table:table-cell office:value-type="float" office:value="0.08403179288985502">
            <text:p>0.08403179288985502</text:p>
          </table:table-cell>
          <table:table-cell office:value-type="float" office:value="0.08258206140731829">
            <text:p>0.08258206140731829</text:p>
          </table:table-cell>
          <table:table-cell office:value-type="float" office:value="0.08430928506981672">
            <text:p>0.08430928506981672</text:p>
          </table:table-cell>
          <table:table-cell office:value-type="float" office:value="0.0804841257282306">
            <text:p>0.0804841257282306</text:p>
          </table:table-cell>
          <table:table-cell office:value-type="float" office:value="0.12659976367459078">
            <text:p>0.12659976367459078</text:p>
          </table:table-cell>
          <table:table-cell office:value-type="float" office:value="0.12896872213427504">
            <text:p>0.1289687221342750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96381892782357">
            <text:p>0.196381892782357</text:p>
          </table:table-cell>
          <table:table-cell office:value-type="float" office:value="0.189427642690671">
            <text:p>0.189427642690671</text:p>
          </table:table-cell>
          <table:table-cell office:value-type="float" office:value="0.17045604880214674">
            <text:p>0.17045604880214674</text:p>
          </table:table-cell>
          <table:table-cell office:value-type="float" office:value="0.16425773389791756">
            <text:p>0.16425773389791756</text:p>
          </table:table-cell>
          <table:table-cell office:value-type="float" office:value="0.1514744171907397">
            <text:p>0.1514744171907397</text:p>
          </table:table-cell>
          <table:table-cell office:value-type="float" office:value="0.15443656579537188">
            <text:p>0.15443656579537188</text:p>
          </table:table-cell>
          <table:table-cell office:value-type="float" office:value="0.1755888417610262">
            <text:p>0.1755888417610262</text:p>
          </table:table-cell>
          <table:table-cell office:value-type="float" office:value="0.13876285412245642">
            <text:p>0.13876285412245642</text:p>
          </table:table-cell>
          <table:table-cell office:value-type="float" office:value="0.15400667775667345">
            <text:p>0.15400667775667345</text:p>
          </table:table-cell>
          <table:table-cell office:value-type="float" office:value="0.16610205383936774">
            <text:p>0.16610205383936774</text:p>
          </table:table-cell>
          <table:table-cell office:value-type="float" office:value="0.16352297954587414">
            <text:p>0.16352297954587414</text:p>
          </table:table-cell>
          <table:table-cell office:value-type="float" office:value="0.1644901235061074">
            <text:p>0.1644901235061074</text:p>
          </table:table-cell>
          <table:table-cell office:value-type="float" office:value="0.16732748195155514">
            <text:p>0.16732748195155514</text:p>
          </table:table-cell>
          <table:table-cell office:value-type="float" office:value="0.16647475378807447">
            <text:p>0.16647475378807447</text:p>
          </table:table-cell>
          <table:table-cell office:value-type="float" office:value="0.1633330713677843">
            <text:p>0.1633330713677843</text:p>
          </table:table-cell>
          <table:table-cell office:value-type="float" office:value="0.16476764460398835">
            <text:p>0.16476764460398835</text:p>
          </table:table-cell>
          <table:table-cell office:value-type="float" office:value="0.16821938096942482">
            <text:p>0.16821938096942482</text:p>
          </table:table-cell>
          <table:table-cell office:value-type="float" office:value="0.18114060593137496">
            <text:p>0.18114060593137496</text:p>
          </table:table-cell>
          <table:table-cell office:value-type="float" office:value="0.17699148527332217">
            <text:p>0.17699148527332217</text:p>
          </table:table-cell>
          <table:table-cell office:value-type="float" office:value="0.17448928220416793">
            <text:p>0.17448928220416793</text:p>
          </table:table-cell>
          <table:table-cell office:value-type="float" office:value="0.17333402260515904">
            <text:p>0.17333402260515904</text:p>
          </table:table-cell>
          <table:table-cell office:value-type="float" office:value="0.1656015985787641">
            <text:p>0.1656015985787641</text:p>
          </table:table-cell>
          <table:table-cell office:value-type="float" office:value="0.20569364099329285">
            <text:p>0.20569364099329285</text:p>
          </table:table-cell>
          <table:table-cell office:value-type="float" office:value="0.19923153904523197">
            <text:p>0.1992315390452319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37348724503464">
            <text:p>0.15637348724503464</text:p>
          </table:table-cell>
          <table:table-cell office:value-type="float" office:value="0.14926774464764977">
            <text:p>0.14926774464764977</text:p>
          </table:table-cell>
          <table:table-cell office:value-type="float" office:value="0.14667039035785162">
            <text:p>0.14667039035785162</text:p>
          </table:table-cell>
          <table:table-cell office:value-type="float" office:value="0.1419458687333865">
            <text:p>0.1419458687333865</text:p>
          </table:table-cell>
          <table:table-cell office:value-type="float" office:value="0.1398609393804481">
            <text:p>0.1398609393804481</text:p>
          </table:table-cell>
          <table:table-cell office:value-type="float" office:value="0.13895510675302444">
            <text:p>0.13895510675302444</text:p>
          </table:table-cell>
          <table:table-cell office:value-type="float" office:value="0.15057896803749066">
            <text:p>0.15057896803749066</text:p>
          </table:table-cell>
          <table:table-cell office:value-type="float" office:value="0.17684307696236873">
            <text:p>0.17684307696236873</text:p>
          </table:table-cell>
          <table:table-cell office:value-type="float" office:value="0.20092244974785256">
            <text:p>0.20092244974785256</text:p>
          </table:table-cell>
          <table:table-cell office:value-type="float" office:value="0.21257831803625174">
            <text:p>0.21257831803625174</text:p>
          </table:table-cell>
          <table:table-cell office:value-type="float" office:value="0.21785096351398572">
            <text:p>0.21785096351398572</text:p>
          </table:table-cell>
          <table:table-cell office:value-type="float" office:value="0.22001589473305896">
            <text:p>0.22001589473305896</text:p>
          </table:table-cell>
          <table:table-cell office:value-type="float" office:value="0.22070575048057395">
            <text:p>0.22070575048057395</text:p>
          </table:table-cell>
          <table:table-cell office:value-type="float" office:value="0.21862404372920521">
            <text:p>0.21862404372920521</text:p>
          </table:table-cell>
          <table:table-cell office:value-type="float" office:value="0.2159461556875763">
            <text:p>0.2159461556875763</text:p>
          </table:table-cell>
          <table:table-cell office:value-type="float" office:value="0.21449792479996316">
            <text:p>0.21449792479996316</text:p>
          </table:table-cell>
          <table:table-cell office:value-type="float" office:value="0.21760679669219732">
            <text:p>0.21760679669219732</text:p>
          </table:table-cell>
          <table:table-cell office:value-type="float" office:value="0.22728965063554427">
            <text:p>0.22728965063554427</text:p>
          </table:table-cell>
          <table:table-cell office:value-type="float" office:value="0.23273706749545492">
            <text:p>0.23273706749545492</text:p>
          </table:table-cell>
          <table:table-cell office:value-type="float" office:value="0.23010144872294933">
            <text:p>0.23010144872294933</text:p>
          </table:table-cell>
          <table:table-cell office:value-type="float" office:value="0.22289011117124272">
            <text:p>0.22289011117124272</text:p>
          </table:table-cell>
          <table:table-cell office:value-type="float" office:value="0.21310738786665154">
            <text:p>0.21310738786665154</text:p>
          </table:table-cell>
          <table:table-cell office:value-type="float" office:value="0.1980901271300651">
            <text:p>0.1980901271300651</text:p>
          </table:table-cell>
          <table:table-cell office:value-type="float" office:value="0.17599315490779693">
            <text:p>0.175993154907796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970759343137014">
            <text:p>0.15970759343137014</text:p>
          </table:table-cell>
          <table:table-cell office:value-type="float" office:value="0.154420650595754">
            <text:p>0.154420650595754</text:p>
          </table:table-cell>
          <table:table-cell office:value-type="float" office:value="0.13605186304649608">
            <text:p>0.13605186304649608</text:p>
          </table:table-cell>
          <table:table-cell office:value-type="float" office:value="0.1309614838169966">
            <text:p>0.1309614838169966</text:p>
          </table:table-cell>
          <table:table-cell office:value-type="float" office:value="0.11866303614028295">
            <text:p>0.11866303614028295</text:p>
          </table:table-cell>
          <table:table-cell office:value-type="float" office:value="0.12183928738244333">
            <text:p>0.12183928738244333</text:p>
          </table:table-cell>
          <table:table-cell office:value-type="float" office:value="0.1402680672936099">
            <text:p>0.1402680672936099</text:p>
          </table:table-cell>
          <table:table-cell office:value-type="float" office:value="0.0972541291459552">
            <text:p>0.0972541291459552</text:p>
          </table:table-cell>
          <table:table-cell office:value-type="float" office:value="0.10684455042495164">
            <text:p>0.10684455042495164</text:p>
          </table:table-cell>
          <table:table-cell office:value-type="float" office:value="0.11620524580181012">
            <text:p>0.11620524580181012</text:p>
          </table:table-cell>
          <table:table-cell office:value-type="float" office:value="0.11238585716281156">
            <text:p>0.11238585716281156</text:p>
          </table:table-cell>
          <table:table-cell office:value-type="float" office:value="0.11284455122827955">
            <text:p>0.11284455122827955</text:p>
          </table:table-cell>
          <table:table-cell office:value-type="float" office:value="0.11552091458836233">
            <text:p>0.11552091458836233</text:p>
          </table:table-cell>
          <table:table-cell office:value-type="float" office:value="0.11515712167366905">
            <text:p>0.11515712167366905</text:p>
          </table:table-cell>
          <table:table-cell office:value-type="float" office:value="0.11264357426348108">
            <text:p>0.11264357426348108</text:p>
          </table:table-cell>
          <table:table-cell office:value-type="float" office:value="0.11441911668008521">
            <text:p>0.11441911668008521</text:p>
          </table:table-cell>
          <table:table-cell office:value-type="float" office:value="0.11714154584746435">
            <text:p>0.11714154584746435</text:p>
          </table:table-cell>
          <table:table-cell office:value-type="float" office:value="0.12779215718065026">
            <text:p>0.12779215718065026</text:p>
          </table:table-cell>
          <table:table-cell office:value-type="float" office:value="0.12236100949091114">
            <text:p>0.12236100949091114</text:p>
          </table:table-cell>
          <table:table-cell office:value-type="float" office:value="0.12047726509862808">
            <text:p>0.12047726509862808</text:p>
          </table:table-cell>
          <table:table-cell office:value-type="float" office:value="0.12101647616133135">
            <text:p>0.12101647616133135</text:p>
          </table:table-cell>
          <table:table-cell office:value-type="float" office:value="0.11558023673236681">
            <text:p>0.11558023673236681</text:p>
          </table:table-cell>
          <table:table-cell office:value-type="float" office:value="0.15921811440211003">
            <text:p>0.15921811440211003</text:p>
          </table:table-cell>
          <table:table-cell office:value-type="float" office:value="0.1579470260483798">
            <text:p>0.157947026048379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31101071951088">
            <text:p>0.13631101071951088</text:p>
          </table:table-cell>
          <table:table-cell office:value-type="float" office:value="0.13011692390577598">
            <text:p>0.13011692390577598</text:p>
          </table:table-cell>
          <table:table-cell office:value-type="float" office:value="0.12785280615361405">
            <text:p>0.12785280615361405</text:p>
          </table:table-cell>
          <table:table-cell office:value-type="float" office:value="0.12373443334539062">
            <text:p>0.12373443334539062</text:p>
          </table:table-cell>
          <table:table-cell office:value-type="float" office:value="0.12191699720333887">
            <text:p>0.12191699720333887</text:p>
          </table:table-cell>
          <table:table-cell office:value-type="float" office:value="0.1211273815008165">
            <text:p>0.1211273815008165</text:p>
          </table:table-cell>
          <table:table-cell office:value-type="float" office:value="0.13125991936298131">
            <text:p>0.13125991936298131</text:p>
          </table:table-cell>
          <table:table-cell office:value-type="float" office:value="0.1541543837397179">
            <text:p>0.1541543837397179</text:p>
          </table:table-cell>
          <table:table-cell office:value-type="float" office:value="0.17514441024426053">
            <text:p>0.17514441024426053</text:p>
          </table:table-cell>
          <table:table-cell office:value-type="float" office:value="0.18530484866126423">
            <text:p>0.18530484866126423</text:p>
          </table:table-cell>
          <table:table-cell office:value-type="float" office:value="0.18990102188025287">
            <text:p>0.18990102188025287</text:p>
          </table:table-cell>
          <table:table-cell office:value-type="float" office:value="0.19178819577276635">
            <text:p>0.19178819577276635</text:p>
          </table:table-cell>
          <table:table-cell office:value-type="float" office:value="0.19238954409498632">
            <text:p>0.19238954409498632</text:p>
          </table:table-cell>
          <table:table-cell office:value-type="float" office:value="0.19057491709970698">
            <text:p>0.19057491709970698</text:p>
          </table:table-cell>
          <table:table-cell office:value-type="float" office:value="0.18824059795150078">
            <text:p>0.18824059795150078</text:p>
          </table:table-cell>
          <table:table-cell office:value-type="float" office:value="0.18697817284655577">
            <text:p>0.18697817284655577</text:p>
          </table:table-cell>
          <table:table-cell office:value-type="float" office:value="0.18968818128400808">
            <text:p>0.18968818128400808</text:p>
          </table:table-cell>
          <table:table-cell office:value-type="float" office:value="0.19812874004444994">
            <text:p>0.19812874004444994</text:p>
          </table:table-cell>
          <table:table-cell office:value-type="float" office:value="0.2028772617476308">
            <text:p>0.2028772617476308</text:p>
          </table:table-cell>
          <table:table-cell office:value-type="float" office:value="0.2005797887867019">
            <text:p>0.2005797887867019</text:p>
          </table:table-cell>
          <table:table-cell office:value-type="float" office:value="0.19429365468794357">
            <text:p>0.19429365468794357</text:p>
          </table:table-cell>
          <table:table-cell office:value-type="float" office:value="0.18576603965082125">
            <text:p>0.18576603965082125</text:p>
          </table:table-cell>
          <table:table-cell office:value-type="float" office:value="0.1726754702371279">
            <text:p>0.1726754702371279</text:p>
          </table:table-cell>
          <table:table-cell office:value-type="float" office:value="0.15341350537003626">
            <text:p>0.1534135053700362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0208020519250403">
            <text:p>0.20208020519250403</text:p>
          </table:table-cell>
          <table:table-cell office:value-type="float" office:value="0.19486717106311385">
            <text:p>0.19486717106311385</text:p>
          </table:table-cell>
          <table:table-cell office:value-type="float" office:value="0.1757997156116732">
            <text:p>0.1757997156116732</text:p>
          </table:table-cell>
          <table:table-cell office:value-type="float" office:value="0.16942921678832726">
            <text:p>0.16942921678832726</text:p>
          </table:table-cell>
          <table:table-cell office:value-type="float" office:value="0.15656913959349522">
            <text:p>0.15656913959349522</text:p>
          </table:table-cell>
          <table:table-cell office:value-type="float" office:value="0.1594985958326657">
            <text:p>0.1594985958326657</text:p>
          </table:table-cell>
          <table:table-cell office:value-type="float" office:value="0.1810749560145344">
            <text:p>0.1810749560145344</text:p>
          </table:table-cell>
          <table:table-cell office:value-type="float" office:value="0.1452006530472505">
            <text:p>0.1452006530472505</text:p>
          </table:table-cell>
          <table:table-cell office:value-type="float" office:value="0.16132078080302775">
            <text:p>0.16132078080302775</text:p>
          </table:table-cell>
          <table:table-cell office:value-type="float" office:value="0.17384070507026028">
            <text:p>0.17384070507026028</text:p>
          </table:table-cell>
          <table:table-cell office:value-type="float" office:value="0.17145305770499683">
            <text:p>0.17145305770499683</text:p>
          </table:table-cell>
          <table:table-cell office:value-type="float" office:value="0.17249895737812915">
            <text:p>0.17249895737812915</text:p>
          </table:table-cell>
          <table:table-cell office:value-type="float" office:value="0.17536160662242725">
            <text:p>0.17536160662242725</text:p>
          </table:table-cell>
          <table:table-cell office:value-type="float" office:value="0.17443315624316483">
            <text:p>0.17443315624316483</text:p>
          </table:table-cell>
          <table:table-cell office:value-type="float" office:value="0.17119390760180095">
            <text:p>0.17119390760180095</text:p>
          </table:table-cell>
          <table:table-cell office:value-type="float" office:value="0.17257595791286476">
            <text:p>0.17257595791286476</text:p>
          </table:table-cell>
          <table:table-cell office:value-type="float" office:value="0.176140947872643">
            <text:p>0.176140947872643</text:p>
          </table:table-cell>
          <table:table-cell office:value-type="float" office:value="0.1894150786605529">
            <text:p>0.1894150786605529</text:p>
          </table:table-cell>
          <table:table-cell office:value-type="float" office:value="0.18546361550131693">
            <text:p>0.18546361550131693</text:p>
          </table:table-cell>
          <table:table-cell office:value-type="float" office:value="0.18286543179529344">
            <text:p>0.18286543179529344</text:p>
          </table:table-cell>
          <table:table-cell office:value-type="float" office:value="0.18144799821059587">
            <text:p>0.18144799821059587</text:p>
          </table:table-cell>
          <table:table-cell office:value-type="float" office:value="0.17335943938572537">
            <text:p>0.17335943938572537</text:p>
          </table:table-cell>
          <table:table-cell office:value-type="float" office:value="0.2129087984124113">
            <text:p>0.2129087984124113</text:p>
          </table:table-cell>
          <table:table-cell office:value-type="float" office:value="0.20564311762184045">
            <text:p>0.2056431176218404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68680622112227">
            <text:p>0.2468680622112227</text:p>
          </table:table-cell>
          <table:table-cell office:value-type="float" office:value="0.2356501701216301">
            <text:p>0.2356501701216301</text:p>
          </table:table-cell>
          <table:table-cell office:value-type="float" office:value="0.23154970634292296">
            <text:p>0.23154970634292296</text:p>
          </table:table-cell>
          <table:table-cell office:value-type="float" office:value="0.22409106665370804">
            <text:p>0.22409106665370804</text:p>
          </table:table-cell>
          <table:table-cell office:value-type="float" office:value="0.22079957217932497">
            <text:p>0.22079957217932497</text:p>
          </table:table-cell>
          <table:table-cell office:value-type="float" office:value="0.2193695270395791">
            <text:p>0.2193695270395791</text:p>
          </table:table-cell>
          <table:table-cell office:value-type="float" office:value="0.23772020886719547">
            <text:p>0.23772020886719547</text:p>
          </table:table-cell>
          <table:table-cell office:value-type="float" office:value="0.2791835655411378">
            <text:p>0.2791835655411378</text:p>
          </table:table-cell>
          <table:table-cell office:value-type="float" office:value="0.3171978619768193">
            <text:p>0.3171978619768193</text:p>
          </table:table-cell>
          <table:table-cell office:value-type="float" office:value="0.33559907351491963">
            <text:p>0.33559907351491963</text:p>
          </table:table-cell>
          <table:table-cell office:value-type="float" office:value="0.3439230406703968">
            <text:p>0.3439230406703968</text:p>
          </table:table-cell>
          <table:table-cell office:value-type="float" office:value="0.3473408347241647">
            <text:p>0.3473408347241647</text:p>
          </table:table-cell>
          <table:table-cell office:value-type="float" office:value="0.348429915453863">
            <text:p>0.348429915453863</text:p>
          </table:table-cell>
          <table:table-cell office:value-type="float" office:value="0.34514350852608733">
            <text:p>0.34514350852608733</text:p>
          </table:table-cell>
          <table:table-cell office:value-type="float" office:value="0.34091590547583844">
            <text:p>0.34091590547583844</text:p>
          </table:table-cell>
          <table:table-cell office:value-type="float" office:value="0.3386295719089493">
            <text:p>0.3386295719089493</text:p>
          </table:table-cell>
          <table:table-cell office:value-type="float" office:value="0.34353757257594403">
            <text:p>0.34353757257594403</text:p>
          </table:table-cell>
          <table:table-cell office:value-type="float" office:value="0.35882397074856126">
            <text:p>0.35882397074856126</text:p>
          </table:table-cell>
          <table:table-cell office:value-type="float" office:value="0.3674238508686208">
            <text:p>0.3674238508686208</text:p>
          </table:table-cell>
          <table:table-cell office:value-type="float" office:value="0.363262978648151">
            <text:p>0.363262978648151</text:p>
          </table:table-cell>
          <table:table-cell office:value-type="float" office:value="0.3518783829682487">
            <text:p>0.3518783829682487</text:p>
          </table:table-cell>
          <table:table-cell office:value-type="float" office:value="0.33643432024444064">
            <text:p>0.33643432024444064</text:p>
          </table:table-cell>
          <table:table-cell office:value-type="float" office:value="0.3127264518386393">
            <text:p>0.3127264518386393</text:p>
          </table:table-cell>
          <table:table-cell office:value-type="float" office:value="0.2778417868653583">
            <text:p>0.277841786865358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126847741647096">
            <text:p>0.2126847741647096</text:p>
          </table:table-cell>
          <table:table-cell office:value-type="float" office:value="0.2049899526369821">
            <text:p>0.2049899526369821</text:p>
          </table:table-cell>
          <table:table-cell office:value-type="float" office:value="0.1857456131402641">
            <text:p>0.1857456131402641</text:p>
          </table:table-cell>
          <table:table-cell office:value-type="float" office:value="0.1790547053028562">
            <text:p>0.1790547053028562</text:p>
          </table:table-cell>
          <table:table-cell office:value-type="float" office:value="0.16605275665785849">
            <text:p>0.16605275665785849</text:p>
          </table:table-cell>
          <table:table-cell office:value-type="float" office:value="0.1689209771169932">
            <text:p>0.1689209771169932</text:p>
          </table:table-cell>
          <table:table-cell office:value-type="float" office:value="0.1912859268619668">
            <text:p>0.1912859268619668</text:p>
          </table:table-cell>
          <table:table-cell office:value-type="float" office:value="0.15718944064026572">
            <text:p>0.15718944064026572</text:p>
          </table:table-cell>
          <table:table-cell office:value-type="float" office:value="0.1749418175478457">
            <text:p>0.1749418175478457</text:p>
          </table:table-cell>
          <table:table-cell office:value-type="float" office:value="0.18825207182408557">
            <text:p>0.18825207182408557</text:p>
          </table:table-cell>
          <table:table-cell office:value-type="float" office:value="0.18622155728526169">
            <text:p>0.18622155728526169</text:p>
          </table:table-cell>
          <table:table-cell office:value-type="float" office:value="0.18741419034292817">
            <text:p>0.18741419034292817</text:p>
          </table:table-cell>
          <table:table-cell office:value-type="float" office:value="0.19032371579312468">
            <text:p>0.19032371579312468</text:p>
          </table:table-cell>
          <table:table-cell office:value-type="float" office:value="0.18925417641833292">
            <text:p>0.18925417641833292</text:p>
          </table:table-cell>
          <table:table-cell office:value-type="float" office:value="0.1858333355366995">
            <text:p>0.1858333355366995</text:p>
          </table:table-cell>
          <table:table-cell office:value-type="float" office:value="0.18711732695987487">
            <text:p>0.18711732695987487</text:p>
          </table:table-cell>
          <table:table-cell office:value-type="float" office:value="0.19089312567642355">
            <text:p>0.19089312567642355</text:p>
          </table:table-cell>
          <table:table-cell office:value-type="float" office:value="0.20482394143606222">
            <text:p>0.20482394143606222</text:p>
          </table:table-cell>
          <table:table-cell office:value-type="float" office:value="0.20124137872448064">
            <text:p>0.20124137872448064</text:p>
          </table:table-cell>
          <table:table-cell office:value-type="float" office:value="0.19846449702195987">
            <text:p>0.19846449702195987</text:p>
          </table:table-cell>
          <table:table-cell office:value-type="float" office:value="0.1965583955074951">
            <text:p>0.1965583955074951</text:p>
          </table:table-cell>
          <table:table-cell office:value-type="float" office:value="0.18780663027323605">
            <text:p>0.18780663027323605</text:p>
          </table:table-cell>
          <table:table-cell office:value-type="float" office:value="0.2263403714197882">
            <text:p>0.2263403714197882</text:p>
          </table:table-cell>
          <table:table-cell office:value-type="float" office:value="0.21757717675582697">
            <text:p>0.217577176755826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683126997760132">
            <text:p>0.11683126997760132</text:p>
          </table:table-cell>
          <table:table-cell office:value-type="float" office:value="0.11349159643366644">
            <text:p>0.11349159643366644</text:p>
          </table:table-cell>
          <table:table-cell office:value-type="float" office:value="0.09584349180469506">
            <text:p>0.09584349180469506</text:p>
          </table:table-cell>
          <table:table-cell office:value-type="float" office:value="0.09204868108430546">
            <text:p>0.09204868108430546</text:p>
          </table:table-cell>
          <table:table-cell office:value-type="float" office:value="0.08032741010726309">
            <text:p>0.08032741010726309</text:p>
          </table:table-cell>
          <table:table-cell office:value-type="float" office:value="0.08374981242483062">
            <text:p>0.08374981242483062</text:p>
          </table:table-cell>
          <table:table-cell office:value-type="float" office:value="0.09898787476851374">
            <text:p>0.09898787476851374</text:p>
          </table:table-cell>
          <table:table-cell office:value-type="float" office:value="0.048810349163270365">
            <text:p>0.048810349163270365</text:p>
          </table:table-cell>
          <table:table-cell office:value-type="float" office:value="0.05180652786926395">
            <text:p>0.05180652786926395</text:p>
          </table:table-cell>
          <table:table-cell office:value-type="float" office:value="0.05797265740320618">
            <text:p>0.05797265740320618</text:p>
          </table:table-cell>
          <table:table-cell office:value-type="float" office:value="0.05271253668254856">
            <text:p>0.05271253668254856</text:p>
          </table:table-cell>
          <table:table-cell office:value-type="float" office:value="0.05257857328969406">
            <text:p>0.05257857328969406</text:p>
          </table:table-cell>
          <table:table-cell office:value-type="float" office:value="0.0550647162135877">
            <text:p>0.0550647162135877</text:p>
          </table:table-cell>
          <table:table-cell office:value-type="float" office:value="0.055270755931262454">
            <text:p>0.055270755931262454</text:p>
          </table:table-cell>
          <table:table-cell office:value-type="float" office:value="0.05349134348542217">
            <text:p>0.05349134348542217</text:p>
          </table:table-cell>
          <table:table-cell office:value-type="float" office:value="0.0556622166032902">
            <text:p>0.0556622166032902</text:p>
          </table:table-cell>
          <table:table-cell office:value-type="float" office:value="0.05753246381784345">
            <text:p>0.05753246381784345</text:p>
          </table:table-cell>
          <table:table-cell office:value-type="float" office:value="0.06552770405428802">
            <text:p>0.06552770405428802</text:p>
          </table:table-cell>
          <table:table-cell office:value-type="float" office:value="0.05860887277555508">
            <text:p>0.05860887277555508</text:p>
          </table:table-cell>
          <table:table-cell office:value-type="float" office:value="0.057447355818871816">
            <text:p>0.057447355818871816</text:p>
          </table:table-cell>
          <table:table-cell office:value-type="float" office:value="0.05995957636708581">
            <text:p>0.05995957636708581</text:p>
          </table:table-cell>
          <table:table-cell office:value-type="float" office:value="0.05720321274514042">
            <text:p>0.05720321274514042</text:p>
          </table:table-cell>
          <table:table-cell office:value-type="float" office:value="0.10492676645910826">
            <text:p>0.10492676645910826</text:p>
          </table:table-cell>
          <table:table-cell office:value-type="float" office:value="0.10970295439435275">
            <text:p>0.109702954394352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87750333769906">
            <text:p>0.1987750333769906</text:p>
          </table:table-cell>
          <table:table-cell office:value-type="float" office:value="0.1897425289106152">
            <text:p>0.1897425289106152</text:p>
          </table:table-cell>
          <table:table-cell office:value-type="float" office:value="0.18644088747035306">
            <text:p>0.18644088747035306</text:p>
          </table:table-cell>
          <table:table-cell office:value-type="float" office:value="0.1804352853690086">
            <text:p>0.1804352853690086</text:p>
          </table:table-cell>
          <table:table-cell office:value-type="float" office:value="0.17778501575476438">
            <text:p>0.17778501575476438</text:p>
          </table:table-cell>
          <table:table-cell office:value-type="float" office:value="0.17663356154137813">
            <text:p>0.17663356154137813</text:p>
          </table:table-cell>
          <table:table-cell office:value-type="float" office:value="0.19140929786021335">
            <text:p>0.19140929786021335</text:p>
          </table:table-cell>
          <table:table-cell office:value-type="float" office:value="0.22479506689393045">
            <text:p>0.22479506689393045</text:p>
          </table:table-cell>
          <table:table-cell office:value-type="float" office:value="0.25540369635828103">
            <text:p>0.25540369635828103</text:p>
          </table:table-cell>
          <table:table-cell office:value-type="float" office:value="0.27022011855927647">
            <text:p>0.27022011855927647</text:p>
          </table:table-cell>
          <table:table-cell office:value-type="float" office:value="0.2769224713640025">
            <text:p>0.2769224713640025</text:p>
          </table:table-cell>
          <table:table-cell office:value-type="float" office:value="0.2796744357980734">
            <text:p>0.2796744357980734</text:p>
          </table:table-cell>
          <table:table-cell office:value-type="float" office:value="0.2805513497919589">
            <text:p>0.2805513497919589</text:p>
          </table:table-cell>
          <table:table-cell office:value-type="float" office:value="0.27790517660573133">
            <text:p>0.27790517660573133</text:p>
          </table:table-cell>
          <table:table-cell office:value-type="float" office:value="0.27450116423616505">
            <text:p>0.27450116423616505</text:p>
          </table:table-cell>
          <table:table-cell office:value-type="float" office:value="0.2726602374390796">
            <text:p>0.2726602374390796</text:p>
          </table:table-cell>
          <table:table-cell office:value-type="float" office:value="0.2766120973421292">
            <text:p>0.2766120973421292</text:p>
          </table:table-cell>
          <table:table-cell office:value-type="float" office:value="0.28892051131742913">
            <text:p>0.28892051131742913</text:p>
          </table:table-cell>
          <table:table-cell office:value-type="float" office:value="0.29584502574262955">
            <text:p>0.29584502574262955</text:p>
          </table:table-cell>
          <table:table-cell office:value-type="float" office:value="0.2924947441910475">
            <text:p>0.2924947441910475</text:p>
          </table:table-cell>
          <table:table-cell office:value-type="float" office:value="0.2833280121075753">
            <text:p>0.2833280121075753</text:p>
          </table:table-cell>
          <table:table-cell office:value-type="float" office:value="0.27089264863486107">
            <text:p>0.27089264863486107</text:p>
          </table:table-cell>
          <table:table-cell office:value-type="float" office:value="0.2518033736130133">
            <text:p>0.2518033736130133</text:p>
          </table:table-cell>
          <table:table-cell office:value-type="float" office:value="0.22371468371810083">
            <text:p>0.2237146837181008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14409453529116">
            <text:p>0.16014409453529116</text:p>
          </table:table-cell>
          <table:table-cell office:value-type="float" office:value="0.15286701237573236">
            <text:p>0.15286701237573236</text:p>
          </table:table-cell>
          <table:table-cell office:value-type="float" office:value="0.15020702852389584">
            <text:p>0.15020702852389584</text:p>
          </table:table-cell>
          <table:table-cell office:value-type="float" office:value="0.14536858531340033">
            <text:p>0.14536858531340033</text:p>
          </table:table-cell>
          <table:table-cell office:value-type="float" office:value="0.14323338241373476">
            <text:p>0.14323338241373476</text:p>
          </table:table-cell>
          <table:table-cell office:value-type="float" office:value="0.14230570759829742">
            <text:p>0.14230570759829742</text:p>
          </table:table-cell>
          <table:table-cell office:value-type="float" office:value="0.15420985307206253">
            <text:p>0.15420985307206253</text:p>
          </table:table-cell>
          <table:table-cell office:value-type="float" office:value="0.1811072639864842">
            <text:p>0.1811072639864842</text:p>
          </table:table-cell>
          <table:table-cell office:value-type="float" office:value="0.2057672585907262">
            <text:p>0.2057672585907262</text:p>
          </table:table-cell>
          <table:table-cell office:value-type="float" office:value="0.21770418284786394">
            <text:p>0.21770418284786394</text:p>
          </table:table-cell>
          <table:table-cell office:value-type="float" office:value="0.22310396672883614">
            <text:p>0.22310396672883614</text:p>
          </table:table-cell>
          <table:table-cell office:value-type="float" office:value="0.22532110056602211">
            <text:p>0.22532110056602211</text:p>
          </table:table-cell>
          <table:table-cell office:value-type="float" office:value="0.2260275906877951">
            <text:p>0.2260275906877951</text:p>
          </table:table-cell>
          <table:table-cell office:value-type="float" office:value="0.2238956880957414">
            <text:p>0.2238956880957414</text:p>
          </table:table-cell>
          <table:table-cell office:value-type="float" office:value="0.2211532285954211">
            <text:p>0.2211532285954211</text:p>
          </table:table-cell>
          <table:table-cell office:value-type="float" office:value="0.21967007676283704">
            <text:p>0.21967007676283704</text:p>
          </table:table-cell>
          <table:table-cell office:value-type="float" office:value="0.2228539123540197">
            <text:p>0.2228539123540197</text:p>
          </table:table-cell>
          <table:table-cell office:value-type="float" office:value="0.23277024730691973">
            <text:p>0.23277024730691973</text:p>
          </table:table-cell>
          <table:table-cell office:value-type="float" office:value="0.23834901680266993">
            <text:p>0.23834901680266993</text:p>
          </table:table-cell>
          <table:table-cell office:value-type="float" office:value="0.23564984580316606">
            <text:p>0.23564984580316606</text:p>
          </table:table-cell>
          <table:table-cell office:value-type="float" office:value="0.22826462249611762">
            <text:p>0.22826462249611762</text:p>
          </table:table-cell>
          <table:table-cell office:value-type="float" office:value="0.21824601004905972">
            <text:p>0.21824601004905972</text:p>
          </table:table-cell>
          <table:table-cell office:value-type="float" office:value="0.20286664065959">
            <text:p>0.20286664065959</text:p>
          </table:table-cell>
          <table:table-cell office:value-type="float" office:value="0.18023684790602876">
            <text:p>0.1802368479060287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7569671994027122">
            <text:p>0.07569671994027122</text:p>
          </table:table-cell>
          <table:table-cell office:value-type="float" office:value="0.07225699740905314">
            <text:p>0.07225699740905314</text:p>
          </table:table-cell>
          <table:table-cell office:value-type="float" office:value="0.07099967940889625">
            <text:p>0.07099967940889625</text:p>
          </table:table-cell>
          <table:table-cell office:value-type="float" office:value="0.0687126498327221">
            <text:p>0.0687126498327221</text:p>
          </table:table-cell>
          <table:table-cell office:value-type="float" office:value="0.0677033846682425">
            <text:p>0.0677033846682425</text:p>
          </table:table-cell>
          <table:table-cell office:value-type="float" office:value="0.06726489244095443">
            <text:p>0.06726489244095443</text:p>
          </table:table-cell>
          <table:table-cell office:value-type="float" office:value="0.0728917297506326">
            <text:p>0.0728917297506326</text:p>
          </table:table-cell>
          <table:table-cell office:value-type="float" office:value="0.08560556591808954">
            <text:p>0.08560556591808954</text:p>
          </table:table-cell>
          <table:table-cell office:value-type="float" office:value="0.09726182280787778">
            <text:p>0.09726182280787778</text:p>
          </table:table-cell>
          <table:table-cell office:value-type="float" office:value="0.10290415395385447">
            <text:p>0.10290415395385447</text:p>
          </table:table-cell>
          <table:table-cell office:value-type="float" office:value="0.10545651736982753">
            <text:p>0.10545651736982753</text:p>
          </table:table-cell>
          <table:table-cell office:value-type="float" office:value="0.10650450955230863">
            <text:p>0.10650450955230863</text:p>
          </table:table-cell>
          <table:table-cell office:value-type="float" office:value="0.10683845246193403">
            <text:p>0.10683845246193403</text:p>
          </table:table-cell>
          <table:table-cell office:value-type="float" office:value="0.10583074728292709">
            <text:p>0.10583074728292709</text:p>
          </table:table-cell>
          <table:table-cell office:value-type="float" office:value="0.10453444479143853">
            <text:p>0.10453444479143853</text:p>
          </table:table-cell>
          <table:table-cell office:value-type="float" office:value="0.10383339034902678">
            <text:p>0.10383339034902678</text:p>
          </table:table-cell>
          <table:table-cell office:value-type="float" office:value="0.10533832196564977">
            <text:p>0.10533832196564977</text:p>
          </table:table-cell>
          <table:table-cell office:value-type="float" office:value="0.11002556336497664">
            <text:p>0.11002556336497664</text:p>
          </table:table-cell>
          <table:table-cell office:value-type="float" office:value="0.11266252948824568">
            <text:p>0.11266252948824568</text:p>
          </table:table-cell>
          <table:table-cell office:value-type="float" office:value="0.11138668855378472">
            <text:p>0.11138668855378472</text:p>
          </table:table-cell>
          <table:table-cell office:value-type="float" office:value="0.10789584999372227">
            <text:p>0.10789584999372227</text:p>
          </table:table-cell>
          <table:table-cell office:value-type="float" office:value="0.1031602641902264">
            <text:p>0.1031602641902264</text:p>
          </table:table-cell>
          <table:table-cell office:value-type="float" office:value="0.0958907621776114">
            <text:p>0.0958907621776114</text:p>
          </table:table-cell>
          <table:table-cell office:value-type="float" office:value="0.08519413868148139">
            <text:p>0.0851941386814813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772539955203406">
            <text:p>0.056772539955203406</text:p>
          </table:table-cell>
          <table:table-cell office:value-type="float" office:value="0.05419274805678982">
            <text:p>0.05419274805678982</text:p>
          </table:table-cell>
          <table:table-cell office:value-type="float" office:value="0.05324975955667222">
            <text:p>0.05324975955667222</text:p>
          </table:table-cell>
          <table:table-cell office:value-type="float" office:value="0.05153448737454161">
            <text:p>0.05153448737454161</text:p>
          </table:table-cell>
          <table:table-cell office:value-type="float" office:value="0.0507775385011818">
            <text:p>0.0507775385011818</text:p>
          </table:table-cell>
          <table:table-cell office:value-type="float" office:value="0.05044866933071579">
            <text:p>0.05044866933071579</text:p>
          </table:table-cell>
          <table:table-cell office:value-type="float" office:value="0.05466879731297441">
            <text:p>0.05466879731297441</text:p>
          </table:table-cell>
          <table:table-cell office:value-type="float" office:value="0.06420417443856712">
            <text:p>0.06420417443856712</text:p>
          </table:table-cell>
          <table:table-cell office:value-type="float" office:value="0.0729463671059083">
            <text:p>0.0729463671059083</text:p>
          </table:table-cell>
          <table:table-cell office:value-type="float" office:value="0.07717811546539093">
            <text:p>0.07717811546539093</text:p>
          </table:table-cell>
          <table:table-cell office:value-type="float" office:value="0.0790923880273706">
            <text:p>0.0790923880273706</text:p>
          </table:table-cell>
          <table:table-cell office:value-type="float" office:value="0.07987838216423145">
            <text:p>0.07987838216423145</text:p>
          </table:table-cell>
          <table:table-cell office:value-type="float" office:value="0.08012883934645053">
            <text:p>0.08012883934645053</text:p>
          </table:table-cell>
          <table:table-cell office:value-type="float" office:value="0.0793730604621954">
            <text:p>0.0793730604621954</text:p>
          </table:table-cell>
          <table:table-cell office:value-type="float" office:value="0.0784008335935789">
            <text:p>0.0784008335935789</text:p>
          </table:table-cell>
          <table:table-cell office:value-type="float" office:value="0.07787504276177006">
            <text:p>0.07787504276177006</text:p>
          </table:table-cell>
          <table:table-cell office:value-type="float" office:value="0.07900374147423735">
            <text:p>0.07900374147423735</text:p>
          </table:table-cell>
          <table:table-cell office:value-type="float" office:value="0.08251917252373252">
            <text:p>0.08251917252373252</text:p>
          </table:table-cell>
          <table:table-cell office:value-type="float" office:value="0.08449689711618426">
            <text:p>0.08449689711618426</text:p>
          </table:table-cell>
          <table:table-cell office:value-type="float" office:value="0.08354001641533854">
            <text:p>0.08354001641533854</text:p>
          </table:table-cell>
          <table:table-cell office:value-type="float" office:value="0.08092188749529185">
            <text:p>0.08092188749529185</text:p>
          </table:table-cell>
          <table:table-cell office:value-type="float" office:value="0.07737019814266985">
            <text:p>0.07737019814266985</text:p>
          </table:table-cell>
          <table:table-cell office:value-type="float" office:value="0.0719180716332086">
            <text:p>0.0719180716332086</text:p>
          </table:table-cell>
          <table:table-cell office:value-type="float" office:value="0.06389560401111115">
            <text:p>0.0638956040111111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